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Text_20_body_20_indent">
      <style:paragraph-properties style:snap-to-layout-grid="false"/>
    </style:style>
    <style:style style:name="P7" style:family="paragraph" style:parent-style-name="Text_20_body_20_indent">
      <style:paragraph-properties style:snap-to-layout-grid="false"/>
      <style:text-properties fo:font-weight="bold" style:font-weight-asian="bold"/>
    </style:style>
    <style:style style:name="P8" style:family="paragraph" style:parent-style-name="Contents_20_3">
      <style:paragraph-properties>
        <style:tab-stops>
          <style:tab-stop style:position="6.5in" style:type="right" style:leader-style="dotted" style:leader-text="."/>
        </style:tab-stops>
      </style:paragraph-properties>
    </style:style>
    <style:style style:name="P9" style:family="paragraph" style:parent-style-name="Contents_20_2">
      <style:paragraph-properties>
        <style:tab-stops>
          <style:tab-stop style:position="6.5in" style:type="right" style:leader-style="dotted" style:leader-text="."/>
        </style:tab-stops>
      </style:paragraph-properties>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Heading"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style:font-name="ZWAdobeF" fo:font-size="1pt" style:font-size-asian="1pt" style:font-name-complex="ZWAdobeF" style:font-size-complex="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0"><text:a xlink:type="simple" xlink:href="#1.Pion Reactors |outline" text:style-name="Internet_20_link" text:visited-style-name="Internet_20_link">Pion Reactors <text:tab/></text:a><text:a xlink:type="simple" xlink:href="#1.Pion Reactors |outline" text:style-name="Internet_20_link" text:visited-style-name="Internet_20_link">2</text:a></text:p>
          <text:h text:style-name="P9" text:outline-level="2"><text:a xlink:type="simple" xlink:href="#Important Notes About Reactors|outline" text:style-name="Internet_20_link" text:visited-style-name="Internet_20_link">Important Notes About Reactors<text:tab/></text:a><text:a xlink:type="simple" xlink:href="#Important Notes About Reactors|outline" text:style-name="Internet_20_link" text:visited-style-name="Internet_20_link">5</text:a></text:h>
          <text:p text:style-name="P8"><text:a xlink:type="simple" xlink:href="#Database, Table, and Column Naming Conventions|outline" text:style-name="Internet_20_link" text:visited-style-name="Internet_20_link">Database, Table, and Column Naming Conventions<text:tab/></text:a><text:a xlink:type="simple" xlink:href="#Database, Table, and Column Naming Conventions|outline" text:style-name="Internet_20_link" text:visited-style-name="Internet_20_link">5</text:a></text:p>
          <text:p text:style-name="P8"><text:a xlink:type="simple" xlink:href="#Comparisons|outline" text:style-name="Internet_20_link" text:visited-style-name="Internet_20_link">Comparisons<text:tab/></text:a><text:a xlink:type="simple" xlink:href="#Comparisons|outline" text:style-name="Internet_20_link" text:visited-style-name="Internet_20_link">5</text:a></text:p>
          <text:p text:style-name="P8"><text:a xlink:type="simple" xlink:href="#Reactor Input and Output Connections |outline" text:style-name="Internet_20_link" text:visited-style-name="Internet_20_link">Reactor Input and Output Connections <text:tab/></text:a><text:a xlink:type="simple" xlink:href="#Reactor Input and Output Connections |outline" text:style-name="Internet_20_link" text:visited-style-name="Internet_20_link">6</text:a></text:p>
        </text:index-body>
      </text:table-of-content>
      <text:h text:style-name="Heading_20_1" text:outline-level="1"><text:bookmark-start text:name="__RefHeading__43133664"/><text:bookmark-start text:name="Chap_Appendix_B_Basic_Chain_Reaction_for"/>Pion Reactors <text:bookmark-end text:name="__RefHeading__43133664"/><text:bookmark-end text:name="Chap_Appendix_B_Basic_Chain_Reaction_for"/></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Reactor Type</text:p>
          </table:table-cell>
          <table:table-cell table:style-name="Table4.A1" office:value-type="string">
            <text:p text:style-name="P7">Reactor Name</text:p>
          </table:table-cell>
          <table:table-cell table:style-name="Table4.A1" office:value-type="string">
            <text:p text:style-name="P7">See Page</text:p>
          </table:table-cell>
        </table:table-row>
        <table:table-row table:style-name="Table4.1">
          <table:table-cell table:style-name="Table4.A1" table:number-rows-spanned="2" office:value-type="string">
            <text:p text:style-name="P6">Collection</text:p>
          </table:table-cell>
          <table:table-cell table:style-name="Table4.A1" office:value-type="string">
            <text:p text:style-name="P6">Log File Input Reactor</text:p>
          </table:table-cell>
          <table:table-cell table:style-name="Table4.A1" office:value-type="string">
            <text:p text:style-name="P6"><text:span text:style-name="T4">X</text:span><text:bookmark-ref text:reference-format="page" text:ref-name="Notes_on_Log_Input_Reactor">Error: Reference source not found</text:bookmark-ref></text:p>
          </table:table-cell>
        </table:table-row>
        <table:table-row table:style-name="Table4.1">
          <table:covered-table-cell/>
          <table:table-cell table:style-name="Table4.A1" office:value-type="string">
            <text:p text:style-name="P6">Sniffer Reactor</text:p>
          </table:table-cell>
          <table:table-cell table:style-name="Table4.A1" office:value-type="string">
            <text:p text:style-name="P6"><text:span text:style-name="T4">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6">Processing/Transform</text:p>
          </table:table-cell>
          <table:table-cell table:style-name="Table4.A1" office:value-type="string">
            <text:p text:style-name="P6">Aggregate Reactor</text:p>
          </table:table-cell>
          <table:table-cell table:style-name="Table4.A1" office:value-type="string">
            <text:p text:style-name="P6"><text:span text:style-name="T4">X</text:span><text:bookmark-ref text:reference-format="page" text:ref-name="Notes_on_Processing_Reactors">Error: Reference source not found</text:bookmark-ref></text:p>
          </table:table-cell>
        </table:table-row>
        <table:table-row table:style-name="Table4.1">
          <table:covered-table-cell/>
          <table:table-cell table:style-name="Table4.A1" office:value-type="string">
            <text:p text:style-name="P6">Clickstream Reactor</text:p>
          </table:table-cell>
          <table:table-cell table:style-name="Table4.A1" office:value-type="string">
            <text:p text:style-name="P6"><text:span text:style-name="T4">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6">Content Hash Reactor</text:p>
          </table:table-cell>
          <table:table-cell table:style-name="Table4.A1" office:value-type="string">
            <text:p text:style-name="P6"><text:span text:style-name="T4">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6">Filter Reactor</text:p>
          </table:table-cell>
          <table:table-cell table:style-name="Table4.A1" office:value-type="string">
            <text:p text:style-name="P6"><text:span text:style-name="T4">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6">Fission Reactor</text:p>
          </table:table-cell>
          <table:table-cell table:style-name="Table4.A1" office:value-type="string">
            <text:p text:style-name="P6"><text:span text:style-name="T4">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6">Python Reactor</text:p>
          </table:table-cell>
          <table:table-cell table:style-name="Table4.A1" office:value-type="string">
            <text:p text:style-name="P6"><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6">Script Reactor</text:p>
          </table:table-cell>
          <table:table-cell table:style-name="Table4.A1" office:value-type="string">
            <text:p text:style-name="P6"><text:span text:style-name="T4">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6">Session Filter Reactor</text:p>
          </table:table-cell>
          <table:table-cell table:style-name="Table4.A1" office:value-type="string">
            <text:p text:style-name="P6"><text:span text:style-name="T4">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6">SQL Reactor</text:p>
          </table:table-cell>
          <table:table-cell table:style-name="Table4.A1" office:value-type="string">
            <text:p text:style-name="P6"><text:span text:style-name="T4">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6">Transform Reactor</text:p>
          </table:table-cell>
          <table:table-cell table:style-name="Table4.A1" office:value-type="string">
            <text:p text:style-name="P6"><text:span text:style-name="T4">X</text:span><text:bookmark-ref text:reference-format="page" text:ref-name="_Ref232546183">Error: Reference source not found</text:bookmark-ref></text:p>
          </table:table-cell>
        </table:table-row>
        <table:table-row table:style-name="Table4.1">
          <table:table-cell table:style-name="Table4.A1" table:number-rows-spanned="5" office:value-type="string">
            <text:p text:style-name="P6">Storage </text:p>
          </table:table-cell>
          <table:table-cell table:style-name="Table4.A1" office:value-type="string">
            <text:p text:style-name="P6">Database Output Reactor</text:p>
          </table:table-cell>
          <table:table-cell table:style-name="Table4.A1" office:value-type="string">
            <text:p text:style-name="P6"><text:span text:style-name="T4">X</text:span><text:bookmark-ref text:reference-format="page" text:ref-name="_Ref232545698">Error: Reference source not found</text:bookmark-ref></text:p>
          </table:table-cell>
        </table:table-row>
        <table:table-row table:style-name="Table4.1">
          <table:covered-table-cell/>
          <table:table-cell table:style-name="Table4.A1" office:value-type="string">
            <text:p text:style-name="P6">Google Analytics Reactor</text:p>
          </table:table-cell>
          <table:table-cell table:style-name="Table4.A1" office:value-type="string">
            <text:p text:style-name="P6"><text:span text:style-name="T4">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6">Log Output Reactor</text:p>
          </table:table-cell>
          <table:table-cell table:style-name="Table4.A1" office:value-type="string">
            <text:p text:style-name="P6"><text:span text:style-name="T4">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6">Multi Database Reactor</text:p>
          </table:table-cell>
          <table:table-cell table:style-name="Table4.A1" office:value-type="string">
            <text:p text:style-name="P6"><text:span text:style-name="T4">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6">Omniture Analytics Reactor</text:p>
          </table:table-cell>
          <table:table-cell table:style-name="Table4.A1" office:value-type="string">
            <text:p text:style-name="P6"><text:span text:style-name="T4">X</text:span><text:bookmark-ref text:reference-format="page" text:ref-name="_Ref235947539">Error: Reference source not found</text:bookmark-ref></text:p>
          </table:table-cell>
        </table:table-row>
      </table:table>
      <text:p text:style-name="Text_20_body_20_indent"/>
      <text:h text:style-name="Heading_20_2" text:outline-level="2"><text:soft-page-break/>Important Notes About Reactors</text:h>
      <text:p text:style-name="Text_20_body_20_indent">This section contains important information common to Pion and/or reactors, including naming conventions and other usage-related conventions, limits, and practices. </text:p>
      <text:h text:style-name="Heading_20_3" text:outline-level="3">Database, Table, and Column Naming Conventions</text:h>
      <text:p text:style-name="Text_20_body_20_indent">Naming rules in Pion are a bit more restrictive than some databases, for example SQLite or Oracle. This is because Pion tries to support all databases. Because Pion’s naming rules result n names that are the ‘lowest common denominator,’ any name that is valid in Pion they should work in any database. </text:p>
      <text:p text:style-name="Text_20_body_20_indent">In Pion, database, table, and column names must conform to SQL92 compliant database rules, meaning that these names must:</text:p>
      <text:list xml:id="list22205669"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3">Note</text:span>: While Pion Term names may contain dashes (-), periods(.), or the pound/hash sign (#) those characters are not allowed in database column names. </text:p>
      <text:p text:style-name="Text_20_body_20_indent"/>
      <text:h text:style-name="Heading_20_3" text:outline-level="3"><text:bookmark-start text:name="Comparisons"/><text:bookmark-start text:name="_Ref236633187"/>Comparisons<text:bookmark-end text:name="Comparisons"/><text:bookmark-end text:name="_Ref236633187"/></text:h>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3">is</text:span> significant because comparisons are processed sequentially. </text:p>
      <text:p text:style-name="Text_20_body_20_indent">Each Comparison has: <text:span text:style-name="T3">Term</text:span>, <text:span text:style-name="T3">Comparison</text:span> (type), <text:span text:style-name="T3">Value</text:span>, and matching criteria (<text:span text:style-name="T3">Match All</text:span> and <text:span text:style-name="T3">Match All Comparisons</text:span>).</text:p>
      <text:list xml:id="list22193961" text:style-name="WW8Num19">
        <text:list-item>
          <text:p text:style-name="Unordered_20_Indented_20_1"><text:span text:style-name="T3">Term</text:span>, defines the value of the term to be used for the comparison logic. </text:p>
        </text:list-item>
        <text:list-item>
          <text:p text:style-name="Unordered_20_Indented_20_1"><text:span text:style-name="T3">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22246851" text:continue-numbering="true" text:style-name="WW8Num19">
        <text:list-item>
          <text:p text:style-name="Unordered_20_Indented_20_1"><text:soft-page-break/><text:span text:style-name="T3">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Matching criteria specify which of the defined comparison conditions must actually match in order to pass the filter. </text:p>
      <text:list xml:id="list22274019" text:continue-numbering="true" text:style-name="WW8Num19">
        <text:list-item>
          <text:p text:style-name="Unordered_20_Indented_20_1"><text:span text:style-name="T3">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3">Match All Comparisons</text:span> (check box), when filled, <text:span text:style-name="T3">all</text:span> Comparisons much match for the result of the rule chain to be TRUE. If empty (not filled), then <text:span text:style-name="T3">any</text:span> Comparison must match for the result to be TRUE. In all cases, if no Comparisons match (and at least one Comparison has been defined), then the result will be FALSE.</text:p>
        </text:list-item>
      </text:list>
      <text:p text:style-name="Text_20_body_20_indent"/>
      <text:h text:style-name="Heading_20_3" text:outline-level="3"><text:bookmark-start text:name="Connections"/><text:bookmark-start text:name="_Ref236727349"/>Reactor Input and Output Connections<text:bookmark-end text:name="Connections"/><text:bookmark-end text:name="_Ref236727349"/> </text:h>
      <text:p text:style-name="Text_20_body_20_indent">Using Pion’s graphical interface (the workspace), you can easily connect reactors using the "Connect Reactors" tool. </text:p>
      <text:p text:style-name="Text_20_body_20_indent">To delete a connection, you can either:</text:p>
      <text:list xml:id="list22266155"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22264914" text:continue-numbering="true" text:style-name="WW8Num19">
        <text:list-item>
          <text:p text:style-name="Unordered_20_Indented_20_1">Input connections describe the connection by which streams of events <text:span text:style-name="T3">flow into</text:span> this reactor (how events are captured). </text:p>
        </text:list-item>
        <text:list-item>
          <text:p text:style-name="Unordered_20_Indented_20_1">Output connections describe the connection by which streams of events <text:span text:style-name="T3">flow</text:span> <text:span text:style-name="T3">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7">Field</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6">From </text:p>
          </table:table-cell>
          <table:table-cell table:style-name="Table5.A1" office:value-type="string">
            <text:p text:style-name="P6">The name of the reactor from which this reactor gets data (events). </text:p>
          </table:table-cell>
        </table:table-row>
        <table:table-row table:style-name="Table5.1">
          <table:table-cell table:style-name="Table5.A1" office:value-type="string">
            <text:p text:style-name="P6">Connection ID</text:p>
          </table:table-cell>
          <table:table-cell table:style-name="Table5.A1" office:value-type="string">
            <text:p text:style-name="P6">The identifier of the connection between this reactor and the reactor receiving the data.</text:p>
          </table:table-cell>
        </table:table-row>
        <table:table-row table:style-name="Table5.4">
          <table:table-cell table:style-name="Table5.A1" office:value-type="string">
            <text:p text:style-name="P6">To</text:p>
          </table:table-cell>
          <table:table-cell table:style-name="Table5.A1" office:value-type="string">
            <text:p text:style-name="P6">The name of the reactor to which this reactor passes data (events). </text:p>
          </table:table-cell>
        </table:table-row>
        <table:table-row table:style-name="Table5.4">
          <table:table-cell table:style-name="Table5.A1" office:value-type="string">
            <text:p text:style-name="P6">Connection ID</text:p>
          </table:table-cell>
          <table:table-cell table:style-name="Table5.A1" office:value-type="string">
            <text:p text:style-name="P6">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1665in" fo:margin-bottom="0.0417in" fo:text-indent="0in" style:auto-text-indent="false" style:shadow="non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parent-style-name="Heading_20_2"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Numbered_20_Indented_20_1" style:display-name="Numbered Indented 1" style:family="paragraph" style:parent-style-name="Unordered_20_Indented_20_1"/>
    <style:style style:name="Numbered" style:family="paragraph" style:parent-style-name="Text_20_body_20_indent"/>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8T02:14:40.40</dc:date>
    <meta:print-date>2009-12-22T07:51:27</meta:print-date>
    <meta:editing-cycles>142</meta:editing-cycles>
    <meta:editing-duration>PT419H01M37S</meta:editing-duration>
    <meta:generator>OpenOffice.org/3.1$Win32 OpenOffice.org_project/310m19$Build-9420</meta:generator>
    <dc:creator>Richard Koolkin</dc:creator>
    <meta:document-statistic meta:table-count="2" meta:image-count="0" meta:object-count="0" meta:page-count="7" meta:paragraph-count="101" meta:word-count="1092" meta:character-count="680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Richard Koolkin" dc:date-time="2010-02-08T00:48:56"/>
  <VL:version-entry VL:title="Version2" VL:comment="Automatically saved version" VL:creator="Richard Koolkin" dc:date-time="2010-02-08T00:50:26"/>
  <VL:version-entry VL:title="Version3" VL:comment="Automatically saved version" VL:creator="Richard Koolkin" dc:date-time="2010-02-08T01:33:39"/>
  <VL:version-entry VL:title="Version4" VL:comment="Automatically saved version" VL:creator="Richard Koolkin" dc:date-time="2010-02-08T01:52:09"/>
  <VL:version-entry VL:title="Version5" VL:comment="Automatically saved version" VL:creator="Richard Koolkin" dc:date-time="2010-02-08T02:01:00"/>
</VL:version-list>
</file>